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90be" officeooo:paragraph-rsid="000890be" style:font-weight-asian="bold" style:font-weight-complex="bold"/>
    </style:style>
    <style:style style:name="P2" style:family="paragraph" style:parent-style-name="Standard" style:list-style-name="L1">
      <style:text-properties fo:font-weight="bold" officeooo:rsid="000890be" officeooo:paragraph-rsid="000890be" style:font-weight-asian="bold" style:font-weight-complex="bold"/>
    </style:style>
    <style:style style:name="P3" style:family="paragraph" style:parent-style-name="Standard" style:list-style-name="L1">
      <style:text-properties fo:font-weight="bold" officeooo:rsid="0009ccbe" officeooo:paragraph-rsid="0009ccbe" style:font-weight-asian="bold" style:font-weight-complex="bold"/>
    </style:style>
    <style:style style:name="P4" style:family="paragraph" style:parent-style-name="Standard">
      <style:text-properties fo:font-weight="bold" officeooo:rsid="0009ccbe" officeooo:paragraph-rsid="0009ccbe" style:font-weight-asian="bold" style:font-weight-complex="bold"/>
    </style:style>
    <style:style style:name="P5" style:family="paragraph" style:parent-style-name="Standard" style:list-style-name="L2">
      <style:text-properties fo:font-weight="bold" officeooo:rsid="0009ccbe" officeooo:paragraph-rsid="0009ccbe" style:font-weight-asian="bold" style:font-weight-complex="bold"/>
    </style:style>
    <style:style style:name="P6" style:family="paragraph" style:parent-style-name="Standard">
      <style:text-properties fo:font-weight="bold" officeooo:rsid="000b3bab" officeooo:paragraph-rsid="000b3bab" style:font-weight-asian="bold" style:font-weight-complex="bold"/>
    </style:style>
    <style:style style:name="P7" style:family="paragraph" style:parent-style-name="Standard">
      <style:text-properties fo:font-weight="bold" officeooo:rsid="000c56a5" officeooo:paragraph-rsid="000c56a5" style:font-weight-asian="bold" style:font-weight-complex="bold"/>
    </style:style>
    <style:style style:name="P8" style:family="paragraph" style:parent-style-name="Standard" style:list-style-name="L3">
      <style:text-properties fo:font-weight="bold" officeooo:rsid="000c56a5" officeooo:paragraph-rsid="000c56a5" style:font-weight-asian="bold" style:font-weight-complex="bold"/>
    </style:style>
    <style:style style:name="P9" style:family="paragraph" style:parent-style-name="Standard">
      <style:text-properties fo:font-weight="bold" officeooo:rsid="000dce57" officeooo:paragraph-rsid="000dce57" style:font-weight-asian="bold" style:font-weight-complex="bold"/>
    </style:style>
    <style:style style:name="P10" style:family="paragraph" style:parent-style-name="Standard" style:list-style-name="L4">
      <style:text-properties fo:font-weight="bold" officeooo:rsid="000dce57" officeooo:paragraph-rsid="000dce57" style:font-weight-asian="bold" style:font-weight-complex="bold"/>
    </style:style>
    <style:style style:name="P11" style:family="paragraph" style:parent-style-name="Standard" style:list-style-name="L4">
      <style:text-properties fo:font-weight="bold" officeooo:rsid="000f7d0e" officeooo:paragraph-rsid="000f7d0e" style:font-weight-asian="bold" style:font-weight-complex="bold"/>
    </style:style>
    <style:style style:name="P12" style:family="paragraph" style:parent-style-name="Standard">
      <style:text-properties fo:font-weight="bold" officeooo:rsid="000f7d0e" officeooo:paragraph-rsid="000f7d0e" style:font-weight-asian="bold" style:font-weight-complex="bold"/>
    </style:style>
    <style:style style:name="P13" style:family="paragraph" style:parent-style-name="Standard">
      <style:text-properties fo:font-weight="bold" officeooo:rsid="00119395" officeooo:paragraph-rsid="00119395" style:font-weight-asian="bold" style:font-weight-complex="bold"/>
    </style:style>
    <style:style style:name="P14" style:family="paragraph" style:parent-style-name="Standard">
      <style:text-properties fo:font-weight="bold" officeooo:rsid="00138398" officeooo:paragraph-rsid="00138398" style:font-weight-asian="bold" style:font-weight-complex="bold"/>
    </style:style>
    <style:style style:name="P15" style:family="paragraph" style:parent-style-name="Standard">
      <style:text-properties fo:font-weight="bold" officeooo:rsid="0014f1b3" officeooo:paragraph-rsid="0014f1b3" style:font-weight-asian="bold" style:font-weight-complex="bold"/>
    </style:style>
    <style:style style:name="P16" style:family="paragraph" style:parent-style-name="Standard" style:list-style-name="L5">
      <style:text-properties style:text-underline-style="solid" style:text-underline-width="auto" style:text-underline-color="font-color" fo:font-weight="bold" officeooo:rsid="0014f1b3" officeooo:paragraph-rsid="0014f1b3" style:font-weight-asian="bold" style:font-weight-complex="bold"/>
    </style:style>
    <style:style style:name="P17" style:family="paragraph" style:parent-style-name="Standard" style:list-style-name="L5">
      <style:text-properties style:text-underline-style="solid" style:text-underline-width="auto" style:text-underline-color="font-color" fo:font-weight="bold" officeooo:rsid="001589ca" officeooo:paragraph-rsid="001589c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589ca" officeooo:paragraph-rsid="001589ca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style:text-underline-style="solid" style:text-underline-width="auto" style:text-underline-color="font-color" fo:font-weight="bold" officeooo:rsid="0016dab7" officeooo:paragraph-rsid="0016dab7" style:font-weight-asian="bold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Nimbus Mono L" style:text-underline-style="solid" style:text-underline-width="auto" style:text-underline-color="font-color" fo:font-weight="bold" officeooo:rsid="0016dab7" officeooo:paragraph-rsid="0016dab7" style:font-weight-asian="bold" style:font-weight-complex="bold"/>
    </style:style>
    <style:style style:name="P21" style:family="paragraph" style:parent-style-name="Header">
      <style:text-properties officeooo:rsid="000706aa" officeooo:paragraph-rsid="000706a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ccbe"/>
    </style:style>
    <style:style style:name="T3" style:family="text">
      <style:text-properties fo:color="#ff0000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officeooo:rsid="0014a3bd"/>
    </style:style>
    <style:style style:name="T8" style:family="text">
      <style:text-properties style:font-name="Liberation Mono"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ncípios constitucionais <text:span text:style-name="T2">expressos</text:span><text:span text:style-name="T1">:</text:span></text:p>
      <text:list xml:id="list9036540201794642632" text:style-name="L1">
        <text:list-item>
          <text:p text:style-name="P2"><text:span text:style-name="T1">Universalidade da Cobertura e do Atendimento;</text:span></text:p>
          <text:list>
            <text:list-item>
              <text:p text:style-name="P2"><text:span text:style-name="T1">aspecto objetivo → cobertura → cobrir todas as contingências sociais;</text:span></text:p>
            </text:list-item>
            <text:list-item>
              <text:p text:style-name="P2"><text:span text:style-name="T1">aspecto subjetivo → atendimento → quem é protegido;</text:span></text:p>
            </text:list-item>
            <text:list-item>
              <text:p text:style-name="P2"><text:span text:style-name="T1">dimensões plenas → saúde é direito de todos;</text:span></text:p>
            </text:list-item>
            <text:list-item>
              <text:p text:style-name="P2"><text:span text:style-name="T1">dimensões mitigadas → previdência direito de quem contribui, já assistência é de quem necessitar;</text:span></text:p>
            </text:list-item>
          </text:list>
        </text:list-item>
        <text:list-item>
          <text:p text:style-name="P2"><text:span text:style-name="T1">Uniformidade e Equivalência dos Benefícios e Serviços;</text:span></text:p>
        </text:list-item>
        <text:list-item>
          <text:p text:style-name="P2"><text:span text:style-name="T1">Seletividade e Distributividade;</text:span></text:p>
        </text:list-item>
        <text:list-item>
          <text:p text:style-name="P2"><text:span text:style-name="T1">Irredutibilidade do Valor dos Benefícios;</text:span></text:p>
          <text:list>
            <text:list-item>
              <text:p text:style-name="P2"><text:span text:style-name="T1">saúde e assistência → garante preservação do valor </text:span>nominal<text:span text:style-name="T1">;</text:span></text:p>
            </text:list-item>
            <text:list-item>
              <text:p text:style-name="P2"><text:span text:style-name="T1">previdência → garante preservação do valor </text:span>real<text:span text:style-name="T1">;</text:span></text:p>
            </text:list-item>
            <text:list-item>
              <text:p text:style-name="P3"><text:span text:style-name="T1">STJ: índices negativos de correção monetária </text:span>podem<text:span text:style-name="T1"> ser aplicados aos benefícios previdenciários, </text:span>desde que preservado o valor nominal<text:span text:style-name="T1">;</text:span></text:p>
            </text:list-item>
          </text:list>
        </text:list-item>
        <text:list-item>
          <text:p text:style-name="P3"><text:span text:style-name="T1">Equidade na Participação no Custeio;</text:span></text:p>
        </text:list-item>
        <text:list-item>
          <text:p text:style-name="P3"><text:span text:style-name="T1">Diversidade da Base de Financiamento;</text:span></text:p>
        </text:list-item>
        <text:list-item>
          <text:p text:style-name="P3"><text:span text:style-name="T1">Caráter Democrático e Descentralizado da Administração, Gestão Quadripartite;</text:span></text:p>
          <text:list>
            <text:list-item>
              <text:p text:style-name="P3"><text:span text:style-name="T1">democrático → participa na gestão quem tem interesse;</text:span></text:p>
            </text:list-item>
            <text:list-item>
              <text:p text:style-name="P3"><text:span text:style-name="T1">descentralizado → podem participar pessoas de diversos setores;</text:span></text:p>
            </text:list-item>
            <text:list-item>
              <text:p text:style-name="P3"><text:span text:style-name="T1">quadripartite → trabalhadores, aposentados, empresas e governo.</text:span></text:p>
            </text:list-item>
          </text:list>
        </text:list-item>
      </text:list>
      <text:p text:style-name="P4"><text:span text:style-name="T1"/></text:p>
      <text:p text:style-name="P4">Princípio constitucional implícito<text:span text:style-name="T1">:</text:span></text:p>
      <text:list xml:id="list3599591341866065554" text:style-name="L2">
        <text:list-item>
          <text:p text:style-name="P5"><text:span text:style-name="T1">Solidariedade Social → toda a sociedade contribui para a Seguridade Social, independentemente de se beneficiar dos serviços.</text:span></text:p>
        </text:list-item>
      </text:list>
      <text:p text:style-name="P4"><text:span text:style-name="T1"/></text:p>
      <text:p text:style-name="P4"><text:span text:style-name="T1">Financiamento </text:span>direto<text:span text:style-name="T1"> → contribuições sociais.</text:span></text:p>
      <text:p text:style-name="P4"><text:span text:style-name="T1">Financiamento </text:span>indireto<text:span text:style-name="T1"> → orçamentos dos entes políticos.</text:span></text:p>
      <text:p text:style-name="P4"><text:span text:style-name="T1"/></text:p>
      <text:p text:style-name="P6"><text:span text:style-name="T1">As contribuições sobre </text:span>folha de salário<text:span text:style-name="T1"> do empregador e as contribuições do </text:span>trabalhador<text:span text:style-name="T1"> só podem ser usadas para o </text:span>pagamento dos benefícios do RGPS<text:span text:style-name="T1">.</text:span></text:p>
      <text:p text:style-name="P6"><text:span text:style-name="T1"/></text:p>
      <text:p text:style-name="P7">Princípio da Preexistência do Custeio em Relação aos Benefícios e Serviços<text:span text:style-name="T1">: nenhum benefício ou serviço da seguridade social poderá ser criado, majorado ou estendido sema <text:s/>correspondente fonte de custeio </text:span><text:span text:style-name="T3">total</text:span><text:span text:style-name="T1">.</text:span></text:p>
      <text:list xml:id="list7025498668041943555" text:style-name="L3">
        <text:list-item>
          <text:p text:style-name="P8">Não<text:span text:style-name="T1"> se aplica às Entidades de Previdência Complementar (previdência privada)!</text:span></text:p>
        </text:list-item>
      </text:list>
      <text:p text:style-name="P7"><text:span text:style-name="T1"/></text:p>
      <text:p text:style-name="P9"><text:span text:style-name="T1">Texto literal da CF: são </text:span>isentas<text:span text:style-name="T1"> de contribuição para a seguridade social as EBAS </text:span><text:span text:style-name="T4">que atendam às exigências estabelecidas em lei</text:span><text:span text:style-name="T6">.</text:span></text:p>
      <text:list xml:id="list5152391650602342887" text:style-name="L4">
        <text:list-item>
          <text:p text:style-name="P10"><text:span text:style-name="T6">Na verdade são </text:span><text:span text:style-name="T5">imunes</text:span><text:span text:style-name="T6">, mas se a questão cobrar a literalidade da CF, considerar “isentas” como correto!</text:span></text:p>
        </text:list-item>
        <text:list-item>
          <text:p text:style-name="P11"><text:span text:style-name="T6">STF: é </text:span><text:span text:style-name="T5">constitucional</text:span><text:span text:style-name="T6"> a exigência da renovação periódica do Certificado de EBAS (CEBAS).</text:span></text:p>
        </text:list-item>
      </text:list>
      <text:p text:style-name="P12"><text:span text:style-name="T6"/></text:p>
      <text:p text:style-name="P13"><text:span text:style-name="T5">Segurado Especial</text:span><text:span text:style-name="T6">: o produtor, o parceiro, o meeiro e o arrendatário rurais e o pescador artesanal, bem como os respectivos cônjuges, que exerçam atividades em </text:span><text:span text:style-name="T5">regime de economia familiar</text:span><text:span text:style-name="T6">, </text:span><text:span text:style-name="T5">sem empregados permanentes</text:span><text:span text:style-name="T6">, contribuirão para a seguridade social mediante a aplicação de uma alíquota sobre o </text:span><text:span text:style-name="T5">resultado da comercialização da produção</text:span><text:span text:style-name="T6"> e farão jus aos benefícios nos termos da lei.</text:span></text:p>
      <text:p text:style-name="P13"><text:soft-page-break/><text:span text:style-name="T6"/></text:p>
      <text:p text:style-name="P14"><text:span text:style-name="T5">Remissão</text:span><text:span text:style-name="T6"> e </text:span><text:span text:style-name="T7">a</text:span><text:span text:style-name="T5">nistia</text:span><text:span text:style-name="T6"> são possíveis para a contribuição do empregador sobre a </text:span><text:span text:style-name="T5">folha de salários</text:span><text:span text:style-name="T6">, desde que o montante seja inferior ao limite fixado em </text:span><text:span text:style-name="T5">LC</text:span><text:span text:style-name="T6">.</text:span></text:p>
      <text:p text:style-name="P14"><text:span text:style-name="T6"/></text:p>
      <text:p text:style-name="P15"><text:span text:style-name="T5">Recursos mínimos a serem aplicados na Saúde</text:span><text:span text:style-name="T6">:</text:span></text:p>
      <text:list xml:id="list6956537300074822778" text:style-name="L5">
        <text:list-item>
          <text:p text:style-name="P16"><text:span text:style-name="T1">União</text:span><text:span text:style-name="T6">: 15% da RCL;</text:span></text:p>
        </text:list-item>
        <text:list-item>
          <text:p text:style-name="P16"><text:span text:style-name="T1">Estados/DF</text:span><text:span text:style-name="T6">: ITCD, ICMS, IPVA, repartição de receitas tributárias, FPE e 10% do IPI, deduzidas as parcelas transferidas aos respectivos municípios;</text:span></text:p>
        </text:list-item>
        <text:list-item>
          <text:p text:style-name="P16"><text:span text:style-name="T1">Municípios/DF</text:span><text:span text:style-name="T6">: IPTU, ITBI, ISS, repartição de receitas tributárias, FPM, 25% dos 10% do IPI aos Estados/DF;</text:span></text:p>
        </text:list-item>
        <text:list-item>
          <text:p text:style-name="P17"><text:span text:style-name="T6">a LC que regula esse tema deve ser </text:span><text:span text:style-name="T5">reavaliada a cada 5 anos</text:span><text:span text:style-name="T6">.</text:span></text:p>
        </text:list-item>
      </text:list>
      <text:p text:style-name="P18"><text:span text:style-name="T6"/></text:p>
      <text:p text:style-name="P19"><text:span text:style-name="T6">CF, Art. 199. A assistência à saúde é livre à iniciativa privada.</text:span></text:p>
      <text:p text:style-name="P19"><text:span text:style-name="T6">§1º As instituições privadas poderão participar de forma </text:span><text:span text:style-name="T5">complementar </text:span><text:span text:style-name="T8">(não é suplementar!)</text:span><text:span text:style-name="T6"> do SUS, segundo diretrizes deste, mediante contrato de direito público ou convênio, tendo preferência as entidades filantrópicas e as sem fins lucrativos.</text:span></text:p>
      <text:p text:style-name="P19"><text:span text:style-name="T6">§2º É </text:span><text:span text:style-name="T5">vedada</text:span><text:span text:style-name="T6"> a destinação de recursos públicos para auxílios ou subvenções às instituições privadas </text:span><text:span text:style-name="T5">com fins lucrativos</text:span><text:span text:style-name="T6">.</text:span></text:p>
      <text:p text:style-name="P19"><text:span text:style-name="T6">§3º É </text:span><text:span text:style-name="T5">vedada</text:span><text:span text:style-name="T6"> a participação direta ou indireta de empresas ou capitais </text:span><text:span text:style-name="T5">estrangeiros</text:span><text:span text:style-name="T6"> na assistência à saúde no País, salvo nos casos previstos em lei.</text:span></text:p>
      <text:p text:style-name="P19"><text:span text:style-name="T6">§4º A lei disporá sobre as condições e os requisitos que facilitem a remoção de órgãos, tecidos e substâncias humanas para fins de transplante, pesquisa e tratamento, bem como coleta, processamento e transfusão de sangue e seus derivados, sendo </text:span><text:span text:style-name="T5">vedado todo tipo de comercialização</text:span><text:span text:style-name="T6">.</text:span></text:p>
      <text:p text:style-name="P2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Nimbus Mono L" svg:font-family="'Nimbus Mono L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6aa" officeooo:paragraph-rsid="000706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Seguridade social: conceituação, organização e princípios constituciona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9:29:27.193380385</meta:creation-date>
    <dc:date>2018-02-21T20:16:44.314798554</dc:date>
    <meta:editing-duration>PT47M11S</meta:editing-duration>
    <meta:editing-cycles>15</meta:editing-cycles>
    <meta:generator>LibreOffice/5.2.7.2$Linux_X86_64 LibreOffice_project/20m0$Build-2</meta:generator>
    <meta:document-statistic meta:table-count="0" meta:image-count="0" meta:object-count="0" meta:page-count="2" meta:paragraph-count="41" meta:word-count="598" meta:character-count="3937" meta:non-whitespace-character-count="3403"/>
  </office:meta>
</office:document-meta>
</file>